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text-properties fo:font-size="10pt"/>
    </style:style>
    <style:style style:name="P23"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4" style:family="paragraph" style:parent-style-name="Standard">
      <style:text-properties fo:font-size="10pt" officeooo:rsid="00966ed7" officeooo:paragraph-rsid="00966ed7"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5"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5"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5"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5" draw:text-style-name="P9" svg:width="12.415cm" svg:height="2.842cm" svg:x="0.482cm" svg:y="0.302cm"><draw:text-box><text:p text:style-name="P22"><text:span text:style-name="T3">1 <text:s/></text:span><text:span text:style-name="T4">public</text:span><text:span text:style-name="T5"> </text:span><text:span text:style-name="T4">class</text:span><text:span text:style-name="T5"> </text:span><text:span text:style-name="T6">RabbitsMultiply</text:span><text:span text:style-name="T5"> {</text:span></text:p><text:p text:style-name="P22"><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 text:style-name="P22"><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 text:style-name="P22"><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 text:style-name="P22"><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 text:style-name="P22"><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 text:style-name="P22"><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3">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4"><draw:frame text:anchor-type="paragraph" draw:z-index="25" draw:name="Marco de texto 22" draw:style-name="gr5"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4">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4"/>
      <text:p text:style-name="P24">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4"><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4"><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1T23:51:38.513000000</dc:date>
    <meta:editing-duration>PT15H39M59S</meta:editing-duration>
    <meta:editing-cycles>70</meta:editing-cycles>
    <meta:generator>LibreOffice/24.8.4.2$Windows_X86_64 LibreOffice_project/bb3cfa12c7b1bf994ecc5649a80400d06cd71002</meta:generator>
    <meta:document-statistic meta:table-count="0" meta:image-count="4" meta:object-count="0" meta:page-count="7" meta:paragraph-count="70" meta:word-count="2485" meta:character-count="14902" meta:non-whitespace-character-count="12476"/>
  </office:meta>
</office:document-meta>
</file>